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abela_texto_16_centralizado_unb" style:master-page-name="MP0" style:family="paragraph">
      <style:paragraph-properties fo:break-before="page" fo:text-align="center" fo:margin-top="0in" fo:margin-bottom="0in" fo:margin-left="0.0416in" fo:margin-right="0.0416in">
        <style:tab-stops/>
      </style:paragraph-properties>
    </style:style>
    <style:style style:name="T2" style:parent-style-name="Forte" style:family="text">
      <style:text-properties style:font-name="Arial" style:font-name-complex="Arial" fo:color="#000000" fo:font-size="14pt" style:font-size-asian="14pt" style:font-size-complex="14pt"/>
    </style:style>
    <style:style style:name="T3" style:parent-style-name="Forte" style:family="text">
      <style:text-properties style:font-name="Arial" style:font-name-complex="Arial" fo:color="#000000" fo:font-size="14pt" style:font-size-asian="14pt" style:font-size-complex="14pt"/>
    </style:style>
    <style:style style:name="P4" style:parent-style-name="tabela_texto_16_centralizado_unb" style:family="paragraph">
      <style:paragraph-properties fo:text-align="center" fo:margin-top="0in" fo:margin-bottom="0in" fo:margin-left="0.0416in" fo:margin-right="0.0416in">
        <style:tab-stops/>
      </style:paragraph-properties>
    </style:style>
    <style:style style:name="P5" style:parent-style-name="tabela_texto_16_centralizado_unb" style:family="paragraph">
      <style:paragraph-properties fo:text-align="center" fo:margin-top="0in" fo:margin-bottom="0in" fo:margin-left="0.0416in" fo:margin-right="0.0416in">
        <style:tab-stops/>
      </style:paragraph-properties>
    </style:style>
    <style:style style:name="T6" style:parent-style-name="Forte" style:family="text">
      <style:text-properties style:font-name="Arial" style:font-name-complex="Arial" fo:color="#000000" fo:font-size="14pt" style:font-size-asian="14pt" style:font-size-complex="14pt"/>
    </style:style>
    <style:style style:name="P7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Calibri" style:font-name-complex="Calibri" fo:color="#000000" fo:font-size="13.5pt" style:font-size-asian="13.5pt" style:font-size-complex="13.5pt"/>
    </style:style>
    <style:style style:name="P8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0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11" style:parent-style-name="Forte" style:family="text">
      <style:text-properties style:font-name="Arial" style:font-name-complex="Arial" fo:color="#000000"/>
    </style:style>
    <style:style style:name="T12" style:parent-style-name="Fonteparág.padrão" style:family="text">
      <style:text-properties style:font-name="Arial" style:font-name-complex="Arial" fo:color="#000000"/>
    </style:style>
    <style:style style:name="P13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14" style:parent-style-name="Forte" style:family="text">
      <style:text-properties style:font-name="Arial" style:font-name-complex="Arial" fo:color="#000000"/>
    </style:style>
    <style:style style:name="T15" style:parent-style-name="Fonteparág.padrão" style:family="text">
      <style:text-properties style:font-name="Arial" style:font-name-complex="Arial" fo:color="#000000"/>
    </style:style>
    <style:style style:name="P16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7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18" style:parent-style-name="Forte" style:family="text">
      <style:text-properties style:font-name="Arial" style:font-name-complex="Arial" fo:color="#000000"/>
    </style:style>
    <style:style style:name="T19" style:parent-style-name="Fonteparág.padrão" style:family="text">
      <style:text-properties style:font-name="Arial" style:font-name-complex="Arial" fo:color="#000000"/>
    </style:style>
    <style:style style:name="P20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21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22" style:parent-style-name="Forte" style:family="text">
      <style:text-properties style:font-name="Arial" style:font-name-complex="Arial" fo:color="#000000"/>
    </style:style>
    <style:style style:name="T23" style:parent-style-name="Fonteparág.padrão" style:family="text">
      <style:text-properties style:font-name="Arial" style:font-name-complex="Arial" fo:color="#000000"/>
    </style:style>
    <style:style style:name="T24" style:parent-style-name="Fonteparág.padrão" style:family="text">
      <style:text-properties style:font-name="Arial" style:font-name-complex="Arial" fo:color="#000000"/>
    </style:style>
    <style:style style:name="P25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26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27" style:parent-style-name="Forte" style:family="text">
      <style:text-properties style:font-name="Arial" style:font-name-complex="Arial" fo:color="#000000"/>
    </style:style>
    <style:style style:name="T28" style:parent-style-name="Fonteparág.padrão" style:family="text">
      <style:text-properties style:font-name="Arial" style:font-name-complex="Arial" fo:color="#000000"/>
    </style:style>
    <style:style style:name="P29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30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31" style:parent-style-name="Forte" style:family="text">
      <style:text-properties style:font-name="Arial" style:font-name-complex="Arial" fo:color="#000000"/>
    </style:style>
    <style:style style:name="T32" style:parent-style-name="Fonteparág.padrão" style:family="text">
      <style:text-properties style:font-name="Arial" style:font-name-complex="Arial" fo:color="#000000"/>
    </style:style>
    <style:style style:name="T33" style:parent-style-name="Fonteparág.padrão" style:family="text">
      <style:text-properties style:font-name="Arial" style:font-name-complex="Arial" fo:color="#000000"/>
    </style:style>
    <style:style style:name="T34" style:parent-style-name="Fonteparág.padrão" style:family="text">
      <style:text-properties style:font-name="Arial" style:font-name-complex="Arial" fo:color="#000000"/>
    </style:style>
    <style:style style:name="T35" style:parent-style-name="Fonteparág.padrão" style:family="text">
      <style:text-properties style:font-name="Arial" style:font-name-complex="Arial" fo:color="#000000"/>
    </style:style>
    <style:style style:name="T36" style:parent-style-name="Fonteparág.padrão" style:family="text">
      <style:text-properties style:font-name="Arial" style:font-name-complex="Arial" fo:color="#000000"/>
    </style:style>
    <style:style style:name="T37" style:parent-style-name="Fonteparág.padrão" style:family="text">
      <style:text-properties style:font-name="Arial" style:font-name-complex="Arial" fo:color="#000000"/>
    </style:style>
    <style:style style:name="T38" style:parent-style-name="Fonteparág.padrão" style:family="text">
      <style:text-properties style:font-name="Arial" style:font-name-complex="Arial" fo:color="#000000"/>
    </style:style>
    <style:style style:name="T39" style:parent-style-name="Fonteparág.padrão" style:family="text">
      <style:text-properties style:font-name="Arial" style:font-name-complex="Arial" fo:color="#000000"/>
    </style:style>
    <style:style style:name="T40" style:parent-style-name="Fonteparág.padrão" style:family="text">
      <style:text-properties style:font-name="Arial" style:font-name-complex="Arial" fo:color="#000000"/>
    </style:style>
    <style:style style:name="T41" style:parent-style-name="Fonteparág.padrão" style:family="text">
      <style:text-properties style:font-name="Arial" style:font-name-complex="Arial" fo:color="#000000"/>
    </style:style>
    <style:style style:name="T42" style:parent-style-name="Fonteparág.padrão" style:family="text">
      <style:text-properties style:font-name="Arial" style:font-name-complex="Arial" fo:color="#000000"/>
    </style:style>
    <style:style style:name="T43" style:parent-style-name="Fonteparág.padrão" style:family="text">
      <style:text-properties style:font-name="Arial" style:font-name-complex="Arial" fo:color="#000000"/>
    </style:style>
    <style:style style:name="T44" style:parent-style-name="Fonteparág.padrão" style:family="text">
      <style:text-properties style:font-name="Arial" style:font-name-complex="Arial" fo:color="#000000"/>
    </style:style>
    <style:style style:name="T45" style:parent-style-name="Fonteparág.padrão" style:family="text">
      <style:text-properties style:font-name="Arial" style:font-name-complex="Arial" fo:color="#000000"/>
    </style:style>
    <style:style style:name="T46" style:parent-style-name="Fonteparág.padrão" style:family="text">
      <style:text-properties style:font-name="Arial" style:font-name-complex="Arial" fo:color="#000000"/>
    </style:style>
    <style:style style:name="T47" style:parent-style-name="Fonteparág.padrão" style:family="text">
      <style:text-properties style:font-name="Arial" style:font-name-complex="Arial" fo:color="#000000"/>
    </style:style>
    <style:style style:name="T48" style:parent-style-name="Fonteparág.padrão" style:family="text">
      <style:text-properties style:font-name="Arial" style:font-name-complex="Arial" fo:color="#000000"/>
    </style:style>
    <style:style style:name="T49" style:parent-style-name="Fonteparág.padrão" style:family="text">
      <style:text-properties style:font-name="Arial" style:font-name-complex="Arial" fo:color="#000000"/>
    </style:style>
    <style:style style:name="T50" style:parent-style-name="Fonteparág.padrão" style:family="text">
      <style:text-properties style:font-name="Arial" style:font-name-complex="Arial" fo:color="#000000"/>
    </style:style>
    <style:style style:name="T51" style:parent-style-name="Fonteparág.padrão" style:family="text">
      <style:text-properties style:font-name="Arial" style:font-name-complex="Arial" fo:color="#000000"/>
    </style:style>
    <style:style style:name="T52" style:parent-style-name="Fonteparág.padrão" style:family="text">
      <style:text-properties style:font-name="Arial" style:font-name-complex="Arial" fo:color="#000000"/>
    </style:style>
    <style:style style:name="T53" style:parent-style-name="Fonteparág.padrão" style:family="text">
      <style:text-properties style:font-name="Arial" style:font-name-complex="Arial" fo:color="#000000"/>
    </style:style>
    <style:style style:name="T54" style:parent-style-name="Fonteparág.padrão" style:family="text">
      <style:text-properties style:font-name="Arial" style:font-name-complex="Arial" fo:color="#000000"/>
    </style:style>
    <style:style style:name="T55" style:parent-style-name="Fonteparág.padrão" style:family="text">
      <style:text-properties style:font-name="Arial" style:font-name-complex="Arial" fo:color="#000000"/>
    </style:style>
    <style:style style:name="P56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57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58" style:parent-style-name="Forte" style:family="text">
      <style:text-properties style:font-name="Arial" style:font-name-complex="Arial" fo:color="#000000"/>
    </style:style>
    <style:style style:name="T59" style:parent-style-name="Fonteparág.padrão" style:family="text">
      <style:text-properties style:font-name="Arial" style:font-name-complex="Arial" fo:color="#000000"/>
    </style:style>
    <style:style style:name="P60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61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62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63" style:parent-style-name="Forte" style:family="text">
      <style:text-properties style:font-name="Arial" style:font-name-complex="Arial" fo:color="#000000"/>
    </style:style>
    <style:style style:name="T64" style:parent-style-name="Fonteparág.padrão" style:family="text">
      <style:text-properties style:font-name="Arial" style:font-name-complex="Arial" fo:color="#000000"/>
    </style:style>
    <style:style style:name="P65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66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67" style:parent-style-name="Forte" style:family="text">
      <style:text-properties style:font-name="Arial" style:font-name-complex="Arial" fo:color="#000000"/>
    </style:style>
    <style:style style:name="T68" style:parent-style-name="Fonteparág.padrão" style:family="text">
      <style:text-properties style:font-name="Arial" style:font-name-complex="Arial" fo:color="#000000"/>
    </style:style>
    <style:style style:name="T69" style:parent-style-name="Forte" style:family="text">
      <style:text-properties style:font-name="Arial" style:font-name-complex="Arial" fo:color="#000000"/>
    </style:style>
    <style:style style:name="T70" style:parent-style-name="Fonteparág.padrão" style:family="text">
      <style:text-properties style:font-name="Arial" style:font-name-complex="Arial" fo:color="#000000"/>
    </style:style>
    <style:style style:name="P71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72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73" style:parent-style-name="Forte" style:family="text">
      <style:text-properties style:font-name="Arial" style:font-name-complex="Arial" fo:color="#000000"/>
    </style:style>
    <style:style style:name="T74" style:parent-style-name="Fonteparág.padrão" style:family="text">
      <style:text-properties style:font-name="Arial" style:font-name-complex="Arial" fo:color="#000000"/>
    </style:style>
    <style:style style:name="P75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76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77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78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79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0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1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2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3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84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85" style:parent-style-name="Forte" style:family="text">
      <style:text-properties style:font-name="Arial" style:font-name-complex="Arial" fo:color="#000000"/>
    </style:style>
    <style:style style:name="T86" style:parent-style-name="Fonteparág.padrão" style:family="text">
      <style:text-properties style:font-name="Arial" style:font-name-complex="Arial" fo:color="#000000"/>
    </style:style>
    <style:style style:name="P87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8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89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0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1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2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3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94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95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96" style:parent-style-name="Forte" style:family="text">
      <style:text-properties style:font-name="Arial" style:font-name-complex="Arial" fo:color="#000000"/>
    </style:style>
    <style:style style:name="T97" style:parent-style-name="Fonteparág.padrão" style:family="text">
      <style:text-properties style:font-name="Arial" style:font-name-complex="Arial" fo:color="#000000"/>
    </style:style>
    <style:style style:name="P98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99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100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101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02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</style:style>
    <style:style style:name="T103" style:parent-style-name="Forte" style:family="text">
      <style:text-properties style:font-name="Arial" style:font-name-complex="Arial" fo:color="#000000"/>
    </style:style>
    <style:style style:name="T104" style:parent-style-name="Fonteparág.padrão" style:family="text">
      <style:text-properties style:font-name="Arial" style:font-name-complex="Arial" fo:color="#000000"/>
    </style:style>
    <style:style style:name="P105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06" style:parent-style-name="texto_justificado_recuo_primeira_linha_fonte-12" style:family="paragraph">
      <style:paragraph-properties fo:text-align="justify" fo:margin-top="0.0833in" fo:margin-bottom="0.0833in" fo:margin-left="0.0833in" fo:margin-right="0.0833in" fo:text-indent="0.9847in">
        <style:tab-stops/>
      </style:paragraph-properties>
      <style:text-properties style:font-name="Arial" style:font-name-complex="Arial" fo:color="#000000"/>
    </style:style>
    <style:style style:name="P107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08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</style:style>
    <style:style style:name="T109" style:parent-style-name="Forte" style:family="text">
      <style:text-properties style:font-name="Arial" style:font-name-complex="Arial" fo:color="#000000"/>
    </style:style>
    <style:style style:name="P110" style:parent-style-name="texto_justificado_fonte-12_unb" style:list-style-name="LFO1" style:family="paragraph">
      <style:paragraph-properties fo:text-align="justify" fo:margin-top="0.0833in" fo:margin-bottom="0.0833in" fo:margin-left="0.5833in" fo:margin-right="0.0833in" fo:text-indent="0in">
        <style:tab-stops>
          <style:tab-stop style:type="left" style:position="-0.0833in"/>
        </style:tab-stops>
      </style:paragraph-properties>
      <style:text-properties style:font-name="Arial" style:font-name-complex="Arial" fo:color="#000000"/>
    </style:style>
    <style:style style:name="P111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  <style:text-properties style:font-name="Arial" style:font-name-complex="Arial" fo:color="#000000"/>
    </style:style>
    <style:style style:name="P112" style:parent-style-name="texto_justificado_fonte-12_unb" style:family="paragraph">
      <style:paragraph-properties fo:text-align="justify" fo:margin-top="0.0833in" fo:margin-bottom="0.0833in" fo:margin-left="0.0833in" fo:margin-right="0.0833in">
        <style:tab-stops/>
      </style:paragraph-properties>
    </style:style>
    <style:style style:name="T113" style:parent-style-name="Forte" style:family="text">
      <style:text-properties style:font-name="Arial" style:font-name-complex="Arial" fo:color="#000000"/>
    </style:style>
    <style:style style:name="P114" style:parent-style-name="texto_justificado_fonte-12_unb" style:list-style-name="LFO2" style:family="paragraph">
      <style:paragraph-properties fo:text-align="justify" fo:margin-top="0.0833in" fo:margin-bottom="0.0833in" fo:margin-left="0.5833in" fo:margin-right="0.0833in" fo:text-indent="0in">
        <style:tab-stops>
          <style:tab-stop style:type="left" style:position="-0.0833in"/>
        </style:tab-stops>
      </style:paragraph-properties>
      <style:text-properties style:font-name="Arial" style:font-name-complex="Arial" fo:color="#000000"/>
    </style:style>
    <style:style style:name="P115" style:parent-style-name="texto_justificado_fonte-12_unb" style:list-style-name="LFO2" style:family="paragraph">
      <style:paragraph-properties fo:text-align="justify" fo:margin-top="0.0833in" fo:margin-bottom="0.0833in" fo:margin-left="0.5833in" fo:margin-right="0.0833in" fo:text-indent="0in">
        <style:tab-stops>
          <style:tab-stop style:type="left" style:position="-0.0833in"/>
        </style:tab-stops>
      </style:paragraph-properties>
      <style:text-properties style:font-name="Arial" style:font-name-complex="Arial" fo:color="#000000"/>
    </style:style>
    <style:style style:name="P116" style:parent-style-name="texto_justificado_fonte-12_unb" style:list-style-name="LFO2" style:family="paragraph">
      <style:paragraph-properties fo:text-align="justify" fo:margin-top="0.0833in" fo:margin-bottom="0.0833in" fo:margin-left="0.5833in" fo:margin-right="0.0833in" fo:text-indent="0in">
        <style:tab-stops>
          <style:tab-stop style:type="left" style:position="-0.0833in"/>
        </style:tab-stops>
      </style:paragraph-properties>
      <style:text-properties style:font-name="Arial" style:font-name-complex="Arial" fo:color="#000000"/>
    </style:style>
    <style:style style:name="P117" style:parent-style-name="texto_justificado_fonte-12_unb" style:list-style-name="LFO2" style:family="paragraph">
      <style:paragraph-properties fo:text-align="justify" fo:margin-top="0.0833in" fo:margin-bottom="0.0833in" fo:margin-left="0.5833in" fo:margin-right="0.0833in" fo:text-indent="0in">
        <style:tab-stops>
          <style:tab-stop style:type="left" style:position="-0.0833in"/>
        </style:tab-stops>
      </style:paragraph-properties>
      <style:text-properties style:font-name="Arial" style:font-name-complex="Arial" fo:color="#000000"/>
    </style:style>
    <style:style style:name="P118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TERMO DE COMPROMISSO DO ESTAGIÁRIO PARA A REALIZAÇÃO DE ESTÁGIO CURRICULAR SUPERVISIONADO</text:span><text:span text:style-name="T3"><text:s/></text:span></text:p>
      <text:p text:style-name="P4"/>
      <text:p text:style-name="P5"><text:span text:style-name="T6">ESTÁGIO CURRICULAR NÃO OBRIGATÓRIO </text:span></text:p>
      <text:p text:style-name="P7"> </text:p>
      <text:p text:style-name="P8">Pelo presente Instrumento, o(a) discente ___________________________________, RG n° ___________________ SSP/____, CPF n° __________________________, regularmente matriculado e com efetiva frequência no _______ Período do Curso de _____________________________________________, matrícula n° _____________________, doravante denominado ESTAGIÁRIO e o(a) __________________________________, doravante denominada CONCEDENTE, neste ato representado(a) por seus(uas) RESPONSÁVEL(IS), o(a) Sr(a) _______________________________________________, do CPF nº_________________________, local de estágio _____________________________________________, CNPJ nº ________________________________ com a interveniência obrigatória da Universidade de Brasília, doravante denominada UnB, neste ato representada pelo(a) Professor(a) Orientador(a) conforme disposto na Resolução CEPE 104/2021,em conformidade com o que determina a Lei nº 11.788, de 25 de setembro de 2008 e com a Instrução Normativa nº213, de 17 de dezembro de 2019 - Ministério da Economia, resolvem firmar o presente Termo, mediante as seguintes cláusulas e condições:</text:p>
      <text:p text:style-name="P9"> </text:p>
      <text:p text:style-name="P10"><text:span text:style-name="T11">CLÁUSULA PRIMEIRA - </text:span><text:span text:style-name="T12">Durante o estágio, O ESTAGIÁRIO realizará as atividades previamente planejadas de acordo com o Plano de Atividades, constante na CLÁUSULA QUINTA deste termo, sob a orientação do(a) Professor(a) ____________________________________________, matrícula SIAPE __________________________, da UnB e sob a supervisão do(a) Sr(a). ____________________________________, portador(a) do CPF nº ___________________________ e RG nº __________________________, da Concedente.</text:span></text:p>
      <text:p text:style-name="P13"><text:span text:style-name="T14">SUBCLÁUSULA ÚNICA - </text:span><text:span text:style-name="T15">Deverá a concedente comunicar imediatamente à Instituição de Ensino, quando da alteração do Supervisor de Campo.</text:span></text:p>
      <text:p text:style-name="P16"> </text:p>
      <text:p text:style-name="P17"><text:span text:style-name="T18">CLÁUSULA SEGUNDA -</text:span><text:span text:style-name="T19"> O Estágio se realizará no(a) ___________________________________________________________________, no período de ____/_____/_____ a ____/_____/_____ correspondendo ao cumprimento da carga horária, no total de ______ horas. </text:span></text:p>
      <text:p text:style-name="P20"> </text:p>
      <text:p text:style-name="P21"><text:span text:style-name="T22">CLÁUSULA TERCEIRA - </text:span><text:span text:style-name="T23">A jornada de atividade do ESTAGIÁRIO será cumprida preferencialmente na(s) ________________________________________________ (dia(s) da<text:s/></text:span><text:soft-page-break/><text:span text:style-name="T24">semana): das ______:______ h às______:______ h, totalizando ______ horas semanais.</text:span></text:p>
      <text:p text:style-name="P25"> </text:p>
      <text:p text:style-name="P26"><text:span text:style-name="T27">SUBCLÁUSULA PRIMEIRA - </text:span><text:span text:style-name="T28">Em nenhuma hipótese o estágio poderá ser realizado concomitantemente com o horário de aula, não podendo coincidir com este no todo ou em parte.</text:span></text:p>
      <text:p text:style-name="P29"> </text:p>
      <text:p text:style-name="P30"><text:span text:style-name="T31">CLÁUSULA QUARTA - </text:span><text:span text:style-name="T32">Durante a realização do Estágio, o ESTAGIÁRIO estará amparado contra acidentes pessoais, através da Apólice de Seguro n° __________________________ da CONCEDENTE, CNPJ /MPF n°<text:s/></text:span><text:span text:style-name="T33">­</text:span><text:span text:style-name="T34">­</text:span><text:span text:style-name="T35">­</text:span><text:span text:style-name="T36">­</text:span><text:span text:style-name="T37">­</text:span><text:span text:style-name="T38">­</text:span><text:span text:style-name="T39">­</text:span><text:span text:style-name="T40">­</text:span><text:span text:style-name="T41">­</text:span><text:span text:style-name="T42">­</text:span><text:span text:style-name="T43">­</text:span><text:span text:style-name="T44">­</text:span><text:span text:style-name="T45">­</text:span><text:span text:style-name="T46">­</text:span><text:span text:style-name="T47">­</text:span><text:span text:style-name="T48">­</text:span><text:span text:style-name="T49">­</text:span><text:span text:style-name="T50">­</text:span><text:span text:style-name="T51">­</text:span><text:span text:style-name="T52">­</text:span><text:span text:style-name="T53">­</text:span><text:span text:style-name="T54">­</text:span><text:span text:style-name="T55">­_________________________________________, no valor de R$ _____________________, sob a responsabilidade da UnB, quando se tratar de Estágio Curricular Obrigatório e responsabilidade da CONCEDENTE, quando se tratar de Estágio Curricular Não Obrigatório.</text:span></text:p>
      <text:p text:style-name="P56"> </text:p>
      <text:p text:style-name="P57"><text:span text:style-name="T58">CLÁUSULA QUINTA: </text:span><text:span text:style-name="T59">O ESTAGIÁRIO realizará as seguintes atividades:</text:span></text:p>
      <text:p text:style-name="P60"> 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1">  </text:p>
      <text:p text:style-name="P62"><text:span text:style-name="T63">CLÁUSULA SEXTA</text:span><text:span text:style-name="T64"> - O Estágio possibilitará ao ESTAGIÁRIO o desenvolvimento de atividades práticas relacionadas à sua área de formação acadêmica, constituindo-se componente indispensável para a integralização curricular.</text:span></text:p>
      <text:p text:style-name="P65"> </text:p>
      <text:p text:style-name="P66"><text:span text:style-name="T67">CLÁUSULA SÉTIMA</text:span><text:span text:style-name="T68"> </text:span><text:span text:style-name="T69">- </text:span><text:span text:style-name="T70">A realização do estágio não acarretará por parte do estudante, vínculo empregatício de qualquer natureza, desde que respeitado o §2º do Art. 3º da Lei 11.788/08.</text:span></text:p>
      <text:p text:style-name="P71"> </text:p>
      <text:p text:style-name="P72"><text:span text:style-name="T73">CLÁUSULA OITAVA - </text:span><text:span text:style-name="T74">O ESTAGIÁRIO se compromete a:</text:span></text:p>
      <text:p text:style-name="P75"> </text:p>
      <text:p text:style-name="P76">1. Realizar, com responsabilidade e esmero, as atividades que lhe forem atribuídas;</text:p>
      <text:p text:style-name="P77">2. Zelar pelos materiais, equipamentos e bens em geral do(a) CONCEDENTE, que estejam sob os seus cuidados;</text:p>
      <text:p text:style-name="P78">3. Conhecer e cumprir os regulamentos e normas internas do Concedente, especialmente aquelas que resguardem a manutenção do sigilo das informações a que tiver acesso em decorrência do estágio;</text:p>
      <text:p text:style-name="P79">3. Apresentar ao Concedente e à UnB relatórios semestrais sobre o desenvolvimento das atividades realizadas;</text:p>
      <text:soft-page-break/>
      <text:p text:style-name="P80">4. Manter conduta disciplinar de acordo com a moral e os bons costumes;</text:p>
      <text:p text:style-name="P81">5. Comunicar ao Concedente e à UnB, quando houver conclusão ou interrupção do curso;</text:p>
      <text:p text:style-name="P82">6. Responder pelas perdas e danos consequentes da inobservância das normas e condições estabelecidas neste Termo.</text:p>
      <text:p text:style-name="P83"> </text:p>
      <text:p text:style-name="P84"><text:span text:style-name="T85">CLÁUSULA NONA - </text:span><text:span text:style-name="T86">O ESTAGIÁRIO será desligado do estágio:</text:span></text:p>
      <text:p text:style-name="P87">   I - ao término do período do estágio descrito no TCE;</text:p>
      <text:p text:style-name="P88">  II - a pedido do estudante ou da parte Concedente;</text:p>
      <text:p text:style-name="P89">  III - a qualquer tempo, no interesse da Administração Pública, inclusive por contingenciamento orçamentário por parte da concedente;</text:p>
      <text:p text:style-name="P90">  IV - em decorrência do descumprimento de qualquer obrigação assumida no TCE;</text:p>
      <text:p text:style-name="P91">  V -  pelo não comparecimento, sem motivo justificado, por mais de cinco dias consecutivos ou não, no período de um mês, ou 15 (quinze) dias durante todo o período de estágio;</text:p>
      <text:p text:style-name="P92">  VI - pela interrupção do curso na Instituição de Ensino a que pertença o(a) estagiário(a);</text:p>
      <text:p text:style-name="P93"> VII - por conduta incompatível com a exigida pela Administração.</text:p>
      <text:p text:style-name="P94"> </text:p>
      <text:p text:style-name="P95"><text:span text:style-name="T96">CLÁUSULA DÉCIMA - </text:span><text:span text:style-name="T97">Da Bolsa e Auxílio Transporte:</text:span></text:p>
      <text:p text:style-name="P98"> </text:p>
      <text:p text:style-name="P99">Valor da Bolsa R$ _____________________________</text:p>
      <text:p text:style-name="P100">Auxílio Transporte _____________________________</text:p>
      <text:p text:style-name="P101"> </text:p>
      <text:p text:style-name="P102"><text:span text:style-name="T103">CLÁUSULA DÉCIMA PRIMEIRA - </text:span><text:span text:style-name="T104">O estagiário será incluído nos programas relacionados à saúde e segurança do trabalho, de acordo com o art. 14 da Lei 11.788/08.</text:span></text:p>
      <text:p text:style-name="P105"> </text:p>
      <text:p text:style-name="P106">E por estarem assim justos e acordados, firmam o presente Termo de Compromisso.</text:p>
      <text:p text:style-name="P107"> </text:p>
      <text:p text:style-name="P108"><text:span text:style-name="T109">Observações:</text:span></text:p>
      <text:list text:style-name="LFO1" text:continue-numbering="true">
        <text:list-item>
          <text:p text:style-name="P110">Este documento deverá ser criado como restrito, com a hipótese legal: "Informação Pessoal (Art 31 da Lei 12.527/2011).</text:p>
        </text:list-item>
      </text:list>
      <text:p text:style-name="P111"> </text:p>
      <text:p text:style-name="P112"><text:span text:style-name="T113">Este documento deverá ser assinado por:</text:span></text:p>
      <text:list text:style-name="LFO2" text:continue-numbering="true">
        <text:list-item>
          <text:p text:style-name="P114"> Estagiário (a);</text:p>
        </text:list-item>
        <text:list-item>
          <text:p text:style-name="P115"> Concedente;</text:p>
        </text:list-item>
        <text:list-item>
          <text:p text:style-name="P116"> Supervisor(a) de Campo; e</text:p>
        </text:list-item>
        <text:list-item>
          <text:p text:style-name="P117"> Professor(a) Orientador(a) da UnB.</text:p>
        </text:list-item>
      </text:list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abela_texto_16_centralizado_unb" style:display-name="tabela_texto_16_centralizado_unb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fonte-12_unb" style:display-name="texto_justificado_fonte-12_unb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exto_justificado_recuo_primeira_linha_fonte-12" style:display-name="texto_justificado_recuo_primeira_linha_fonte-12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lipe Chagas Storti</meta:initial-creator>
    <dc:creator>John Lenon Cardoso Gardenghi</dc:creator>
    <meta:creation-date>2022-02-14T15:22:00Z</meta:creation-date>
    <dc:date>2022-02-14T15:22:00Z</dc:date>
    <meta:template xlink:href="Normal.dotm" xlink:type="simple"/>
    <meta:editing-cycles>2</meta:editing-cycles>
    <meta:editing-duration>PT0S</meta:editing-duration>
    <meta:document-statistic meta:page-count="4" meta:paragraph-count="11" meta:word-count="921" meta:character-count="5886" meta:row-count="41" meta:non-whitespace-character-count="4976"/>
  </office:meta>
</office:document-meta>
</file>